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b1b0" officeooo:paragraph-rsid="0006b1b0"/>
    </style:style>
    <style:style style:name="P2" style:family="paragraph" style:parent-style-name="Standard">
      <style:text-properties style:font-name="Ubuntu" officeooo:rsid="0006b1b0" officeooo:paragraph-rsid="0006b1b0"/>
    </style:style>
    <style:style style:name="P3" style:family="paragraph" style:parent-style-name="Standard">
      <style:text-properties style:font-name="Ubuntu" fo:font-weight="bold" officeooo:rsid="0006b1b0" officeooo:paragraph-rsid="0006b1b0" style:font-weight-asian="bold" style:font-weight-complex="bold"/>
    </style:style>
    <style:style style:name="P4" style:family="paragraph" style:parent-style-name="Heading_20_1">
      <style:text-properties officeooo:rsid="0006b1b0" officeooo:paragraph-rsid="0006b1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RUEBAS CAJA NEGRA</text:h>
      <text:p text:style-name="P1"/>
      <text:p text:style-name="P3">IMPORTAR ARCHIVO</text:p>
      <text:p text:style-name="P3"/>
      <text:p text:style-name="P2"><text:tab/>A. Importar un archivo que existe y tiene un formato correcto.</text:p>
      <text:p text:style-name="P2"/>
      <text:p text:style-name="P2">Descripción del procedimiento de la prueba: En este caso de prueba se pretende comprobar</text:p>
      <text:p text:style-name="P2">si a partir de un archivo por defecto con un formato correcto y existente en el equipo se</text:p>
      <text:p text:style-name="P2">importa correctamente en el sistema.</text:p>
      <text:p text:style-name="P2">Identificador: 001</text:p>
      <text:p text:style-name="P2">Pasos:</text:p>
      <text:p text:style-name="P2">o Creación del archivo a importar con el formato correcto.</text:p>
      <text:p text:style-name="P2">o Llamada a la función importarArchivo(“importacion2.txt”)</text:p>
      <text:p text:style-name="P2">o Comprobación de que el dato tipo “ObjetoImportado” devuelto es de tipo “E”</text:p>
      <text:p text:style-name="P2">mediante la función getType().</text:p>
      <text:p text:style-name="P2"/>
      <text:p text:style-name="P2"><text:tab/>B. Importar un archivo que existe y tiene un formato incorrecto.</text:p>
      <text:p text:style-name="P2"/>
      <text:p text:style-name="P2">Descripción del procedimiento de la prueba: En este caso de prueba se pretende</text:p>
      <text:p text:style-name="P2">comprobar si a partir de un archivo por defecto con un formato incorrecto, es detectado</text:p>
      <text:p text:style-name="P2">por el sistema y comprobar que gestiona bien el error.</text:p>
      <text:p text:style-name="P2">Identificador: 002</text:p>
      <text:p text:style-name="P2">Pasos:</text:p>
      <text:p text:style-name="P2">o Creación del archivo a importar con un formato incorrecto.</text:p>
      <text:p text:style-name="P2">o Llamada a la función importarArchivo(“importacion3.pdf”)</text:p>
      <text:p text:style-name="P2">o Comprobación de que el sistema da un mensaje de error</text:p>
      <text:p text:style-name="P2">o Comprobación de que el dato tipo “ObjetoImportado” devuelto es nulo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13:52.567758718</meta:creation-date>
    <meta:generator>LibreOffice/4.2.8.2$Linux_X86_64 LibreOffice_project/420m0$Build-2</meta:generator>
    <dc:date>2017-12-08T11:16:09.965555758</dc:date>
    <meta:editing-duration>P0D</meta:editing-duration>
    <meta:editing-cycles>1</meta:editing-cycles>
    <meta:document-statistic meta:table-count="0" meta:image-count="0" meta:object-count="0" meta:page-count="1" meta:paragraph-count="22" meta:word-count="179" meta:character-count="1127" meta:non-whitespace-character-count="948"/>
  </office:meta>
</office:document-meta>
</file>